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3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ans" fo:font-size="10pt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hi" style:country-asian="IN" style:language-complex="none" style:country-complex="none" style:font-name-asian="Free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Qui ?</text:p>
          </table:table-cell>
          <table:table-cell office:value-type="string" calcext:value-type="string">
            <text:p>Montage fait ?</text:p>
          </table:table-cell>
          <table:table-cell office:value-type="string" calcext:value-type="string">
            <text:p>Validation def ?</text:p>
          </table:table-cell>
          <table:table-cell office:value-type="string" calcext:value-type="string">
            <text:p>Nom fichi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Ronceray</text:p>
          </table:table-cell>
          <table: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 publicitaire pour le spray blanchisseur de Barons</text:p>
          </table:table-cell>
          <table:table-cell table:number-columns-repeated="6"/>
          <table:table-cell office:value-type="string" calcext:value-type="string">
            <text:p>Tout réexporter avec panneaux vid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ngle d’attente Jack Caesar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atten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</text:p>
          </table:table-cell>
          <table:table-cell table:number-columns-repeated="2"/>
          <table:table-cell office:value-type="string" calcext:value-type="string">
            <text:p>rajouter un peu de noir à la fin de chaque expor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présentati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</text:p>
          </table:table-cell>
          <table:table-cell table:number-columns-repeated="2"/>
          <table:table-cell office:value-type="string" calcext:value-type="string">
            <text:p>faire des pubs à partir de cllips AMMD détourné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C en majesté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auguration éco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auguration hopita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auguration pon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te discours Mireille –&gt; Lumières du progrès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7</text:p>
          </table:table-cell>
          <table:table-cell table:number-columns-repeated="2"/>
          <table:table-cell office:value-type="string" calcext:value-type="string">
            <text:p>Noms des titres : gif animés dans gimp. Ecrit n’importe quoi, puis bon titr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« on applaudit mon neveu Jean Eudes... »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C blanchit les Barons.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reille intervient. 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0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le envoie le début de l’histoire, jusqu’à ce que Dagz ait présenté le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din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ah Voyant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i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ces deux là ont l’air bien sympathiques...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ours Mireille interrompu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2</text:p>
          </table:table-cell>
          <table:table-cell office:value-type="string" calcext:value-type="string">
            <text:p>le jingle intempestif est intégré au montag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ère scène tour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our à Mireille, dont nouvelle interruption jing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4</text:p>
          </table:table-cell>
          <table:table-cell office:value-type="string" calcext:value-type="string">
            <text:p>le jingle intempestif est intégré au montage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acle des Vanupiés –&gt; entracte</text:p>
          </table:table-cell>
          <table:table-cell office:value-type="string" calcext:value-type="string">
            <text:p>Nico/Orl</text:p>
          </table:table-cell>
          <table:table-cell table:number-columns-repeated="2"/>
          <table:table-cell office:value-type="string" calcext:value-type="string">
            <text:p>Ch2-5</text:p>
          </table:table-cell>
          <table:table-cell office:value-type="string" calcext:value-type="string">
            <text:p>manque fakir spectacle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« on enchaîne, là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6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suite spectacle –&gt; recrutement des Barons –&gt; retour d’EM chez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7</text:p>
          </table:table-cell>
          <table:table-cell office:value-type="string" calcext:value-type="string">
            <text:p>faire un png pour greg qui mont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ise narration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3-1</text:p>
          </table:table-cell>
          <table:table-cell table:number-columns-repeated="2"/>
          <table:table-cell office:value-type="string" calcext:value-type="string">
            <text:p>refaire les mireilles avec les nouveaux layou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tement bistrot clandesti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3-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din trouve les Vanupiés tristes, il veut leur jouer du viol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3-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 et pourquoi pas des crêpes ? » –&gt; violon /poêle –&gt; fondu au noi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3-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ean Eudes, on enchaîne, là !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3-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ssaient le fakir. Dagz essaie cerceau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Ch3-6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spatule passe dans le cerceau, brûle le paillasson, le fakir s’assoit dessu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Ch3-7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t voyante.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3-8</text:p>
          </table:table-cell>
          <table:table-cell office:value-type="string" calcext:value-type="string">
            <text:p>manque entrée dans le logeme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approchent le trapèz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3-9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oêle les assomme, ils sont éjectés. Ils reviennent faire leur rapport à EM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3-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0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a une vision en bas de la tour de JC. Il recrute Nin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b bug au moment de l’affiche nin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eille raconte, annonce le titr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Yula 1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4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ésentation / titre sous-acte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Dalida Saladi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2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7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Gros plan sur Yula dans sa cabine chuchote fort: « ouverture rideaux »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Voyant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ante bowling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0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3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Gros plan sur Yula dans sa cabine s’agace et chuchote en criant: « ouverture rideaux ». Le zombie perd une oreille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Faki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Fakir Doah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4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4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mbie va perdre son nez –&gt; freez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ombie perd son nez</text:p>
          </table:table-cell>
          <table:table-cell table:number-columns-repeated="3"/>
          <table:table-cell office:value-type="string" calcext:value-type="string">
            <text:p>Ch4-17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« Pathétique, n’est-ce pas ?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ueil spectacle –&gt; fin du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belle, barons noirs, Adeline –&gt;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0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ès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commence à parler, est interrompue par l’explosion</text:p>
          </table:table-cell>
          <table:table-cell table:number-columns-repeated="3"/>
          <table:table-cell office:value-type="string" calcext:value-type="string">
            <text:p>Ch5-1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découvre les BF au plateau, envoie le tracto-botte. Ca trace jusqu’à la voyante</text:p>
          </table:table-cell>
          <table:table-cell table:number-columns-repeated="3"/>
          <table:table-cell office:value-type="string" calcext:value-type="string">
            <text:p>Ch5-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voyante se mange des objets dans la gueul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sh du tracto-bott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 table:number-columns-repeated="3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 style:data-style-name="N2" text:time-value="21:15:49.874706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40:23.514443196</meta:creation-date>
    <dc:date>2022-11-08T22:17:48.061742264</dc:date>
    <meta:editing-duration>P1DT10H22M51S</meta:editing-duration>
    <meta:editing-cycles>60</meta:editing-cycles>
    <meta:generator>LibreOffice/7.0.4.2$Linux_X86_64 LibreOffice_project/00$Build-2</meta:generator>
    <meta:document-statistic meta:table-count="1" meta:cell-count="351" meta:object-count="0"/>
  </office:meta>
</office:document-meta>
</file>